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Gargi-1.2b" svg:font-family="Gargi-1.2b"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607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text-align="justify"/>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PBMRS SYSTEM</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199cm" svg:height="3.607cm" svg:x="1.4cm" svg:y="0.787cm" presentation:class="title" presentation:user-transformed="true">
          <draw:text-box>
            <text:p>Personality Based Music Recommendation System</text:p>
          </draw:text-box>
        </draw:frame>
        <draw:frame presentation:style-name="pr2" draw:text-style-name="P2" draw:layer="layout" svg:width="25.199cm" svg:height="12.179cm" svg:x="1.4cm" svg:y="4.914cm" presentation:class="subtitle" presentation:user-transformed="true">
          <draw:text-box>
            <text:p>By:</text:p>
            <text:p text:style-name="P1">Abhishek Poudal(070BCT502)</text:p>
            <text:p text:style-name="P1">Brihat Ratna Bacharya(070BCT513)</text:p>
            <text:p text:style-name="P1">Miran Ghimire(070BCT521)</text:p>
            <text:p text:style-name="P1">Nabin Bhattarai(070BCT522)</text:p>
            <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Objective of the project</text:p>
          </draw:text-box>
        </draw:frame>
        <draw:frame presentation:style-name="pr5" draw:layer="layout" svg:width="25.199cm" svg:height="12.179cm" svg:x="1.4cm" svg:y="4.914cm" presentation:class="outline" presentation:user-transformed="true">
          <draw:text-box>
            <text:list text:style-name="L2">
              <text:list-header>
                <text:p/>
                <text:p text:style-name="P3">To determine:</text:p>
                <text:p text:style-name="P3">Can personality of the user be used for the recommendation of the music to user?</text:p>
              </text:list-header>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footer-name="ftr1">
        <office:forms form:automatic-focus="false" form:apply-design-mode="false"/>
        <draw:frame presentation:style-name="pr1" draw:layer="layout" svg:width="25.199cm" svg:height="3.607cm" svg:x="1.4cm" svg:y="0.787cm" presentation:class="title" presentation:user-transformed="true">
          <draw:text-box>
            <text:p>Model for determination of personality of user</text:p>
          </draw:text-box>
        </draw:frame>
        <draw:frame presentation:style-name="pr5" draw:text-style-name="P3" draw:layer="layout" svg:width="25.199cm" svg:height="12.179cm" svg:x="1.4cm" svg:y="4.914cm" presentation:class="outline" presentation:user-transformed="true">
          <draw:text-box>
            <text:list text:style-name="L2">
              <text:list-header>
                <text:p text:style-name="P3">In order to determine the personality of the user, Big 5 personality traits was used as the model, which categorizes the person into:</text:p>
              </text:list-header>
              <text:list-item>
                <text:p text:style-name="P3">O</text:p>
              </text:list-item>
              <text:list-item>
                <text:p text:style-name="P3">C</text:p>
              </text:list-item>
              <text:list-item>
                <text:p text:style-name="P3">E</text:p>
              </text:list-item>
              <text:list-item>
                <text:p text:style-name="P3">A</text:p>
              </text:list-item>
              <text:list-item>
                <text:p text:style-name="P3">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1" draw:layer="layout" svg:width="25.199cm" svg:height="3.607cm" svg:x="1.4cm" svg:y="0.787cm" presentation:class="title" presentation:user-transformed="true">
          <draw:text-box>
            <text:p>How personality traits of user was determined?</text:p>
          </draw:text-box>
        </draw:frame>
        <draw:frame presentation:style-name="pr5" draw:text-style-name="P3" draw:layer="layout" svg:width="25.199cm" svg:height="12.179cm" svg:x="1.4cm" svg:y="4.914cm" presentation:class="outline" presentation:user-transformed="true">
          <draw:text-box>
            <text:list text:style-name="L2">
              <text:list-header>
                <text:p text:style-name="P3">Personality traits of user was determined using NLP and classification algorithms via the status of the user obtained from facebook, steps of which are summarized as:</text:p>
              </text:list-header>
              <text:list-item>
                <text:p text:style-name="P3">Step1: Data set was obtained from <text:span text:style-name="T1">mypersonality.org</text:span></text:p>
              </text:list-item>
              <text:list-item>
                <text:p text:style-name="P3"><text:span text:style-name="T2">Step2: Perprocessing of dataset obtained(stopwords removal, stemming)</text:span></text:p>
              </text:list-item>
              <text:list-item>
                <text:p text:style-name="P3"><text:span text:style-name="T2">Step3: Extraction of feature i.e creation of feature vector</text:span></text:p>
              </text:list-item>
              <text:list-item>
                <text:p text:style-name="P3"><text:span text:style-name="T2">Step4: Use of classification algorithms to classify personality</text:span></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1" draw:layer="layout" svg:width="25.199cm" svg:height="3.607cm" svg:x="1.4cm" svg:y="0.787cm" presentation:class="title" presentation:user-transformed="true">
          <draw:text-box>
            <text:p>Performance of classification algorithms</text:p>
          </draw:text-box>
        </draw:frame>
        <draw:frame presentation:style-name="pr5" draw:text-style-name="P3" draw:layer="layout" svg:width="25.199cm" svg:height="12.179cm" svg:x="1.4cm" svg:y="4.914cm" presentation:class="outline" presentation:user-transformed="true">
          <draw:text-box>
            <text:list text:style-name="L2">
              <text:list-header>
                <text:p text:style-name="P3">The classification algorithms for determining the personality used are:</text:p>
              </text:list-header>
              <text:list-item>
                <text:p text:style-name="P3">Naive Bayes</text:p>
              </text:list-item>
              <text:list-item>
                <text:p text:style-name="P3">Logistic Regression</text:p>
                <text:p text:style-name="P3">One of the major difficulties was the preprocessing, as the user in the facebook can use in their post which also had great impact on the accuracy of an algorithms.</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Music Recommendation</text:p>
          </draw:text-box>
        </draw:frame>
        <draw:frame presentation:style-name="pr5" draw:text-style-name="P3" draw:layer="layout" svg:width="25.199cm" svg:height="12.179cm" svg:x="1.4cm" svg:y="4.914cm" presentation:class="outline">
          <draw:text-box>
            <text:list text:style-name="L2">
              <text:list-header>
                <text:p text:style-name="P3">In order to build, the following recommender system following models were used:</text:p>
              </text:list-header>
              <text:list-item>
                <text:p text:style-name="P3">Global Baseline Approach</text:p>
              </text:list-item>
              <text:list-item>
                <text:p text:style-name="P3">User to User Collaborative filtering(with user rating matrix and personality matrix) </text:p>
              </text:list-item>
              <text:list-item>
                <text:p text:style-name="P3">Combination of above two</text:p>
              </text:list-item>
              <text:list-item>
                <text:p text:style-name="P3">Matrix Factorizatio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 draw:layer="layout" svg:width="25.199cm" svg:height="3.607cm" svg:x="1.4cm" svg:y="0.787cm" presentation:class="title" presentation:user-transformed="true">
          <draw:text-box>
            <text:p>Global Baseline Algorithm for recommendation</text:p>
          </draw:text-box>
        </draw:frame>
        <draw:frame presentation:style-name="pr5" draw:layer="layout" svg:width="25.199cm" svg:height="12.179cm" svg:x="1.4cm" svg:y="4.914cm" presentation:class="outline">
          <draw:text-box>
            <text:list text:style-name="L2">
              <text:list-item>
                <text:p>It assigns the rating to the item using global prespective and is used to establish a baseline for estimation of rating.</text:p>
              </text:list-item>
              <text:list-item>
                <text:p>Suppose: mean music rating is 3.7, the latest music is 0.5 above average and a user rating is 0.2 below average, then baseline estimation rates the music as:(3.7+0.5-0.2) i.e 4 stars</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Collaborative Filtering</text:p>
          </draw:text-box>
        </draw:frame>
        <draw:frame presentation:style-name="pr5" draw:layer="layout" svg:width="25.199cm" svg:height="12.179cm" svg:x="1.4cm" svg:y="4.914cm" presentation:class="outline" presentation:user-transformed="true">
          <draw:text-box>
            <text:list text:style-name="L2">
              <text:list-item>
                <text:p>In the project, we are trying to study the impact of personality in user-user to collaborative filtering that computes it’s similar user with user rating matrix which is done using following steps:</text:p>
                <text:list>
                  <text:list-item>
                    <text:p>Computing user-music rating matrix.</text:p>
                  </text:list-item>
                  <text:list-item>
                    <text:p>Normalizing the rating of the user.</text:p>
                  </text:list-item>
                  <text:list-item>
                    <text:p>Finding similar user with user-rating matrix,personality matrix and average of both.</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Collaborative Filtering</text:p>
          </draw:text-box>
        </draw:frame>
        <draw:frame presentation:style-name="pr5" draw:layer="layout" svg:width="25.199cm" svg:height="12.179cm" svg:x="1.4cm" svg:y="4.914cm" presentation:class="outline" presentation:user-transformed="true">
          <draw:text-box>
            <text:list text:style-name="L2">
              <text:list-item>
                <text:list>
                  <text:list-item>
                    <text:p>Calculating the rating for the active user, with the help of the weighted rating of the similar users.</text:p>
                  </text:list-item>
                  <text:list-item>
                    <text:p>Recommending music based on the ranking of rating obtained after the computation of all the rating.</text:p>
                    <text:p>Besides, collaborating filtering was also combined with global baseline approach and all the existing models were also compared with one of the today’s most popular recommendation model matrix factoriz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frame presentation:style-name="pr1" draw:layer="layout" svg:width="25.199cm" svg:height="5.41cm" svg:x="1.4cm" svg:y="-0.114cm" presentation:class="title" presentation:user-transformed="true">
          <draw:text-box>
            <text:p>Comparison of RMSE of different Recommendation Model in the system</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Findings</text:p>
          </draw:text-box>
        </draw:frame>
        <draw:frame presentation:style-name="pr5" draw:layer="layout" svg:width="25.199cm" svg:height="12.179cm" svg:x="1.4cm" svg:y="4.914cm" presentation:class="outline">
          <draw:text-box>
            <text:list text:style-name="L2">
              <text:list-item>
                <text:p>Personality had the positive impact upon the user-user collaborative filtering where similar user are computed with the user rating matrix.</text:p>
              </text:list-item>
              <text:list-item>
                <text:p>However, it still lags behind the matrix factorization model in terms of RMSE.</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Limitations</text:p>
          </draw:text-box>
        </draw:frame>
        <draw:frame presentation:style-name="pr5" draw:layer="layout" svg:width="25.199cm" svg:height="12.179cm" svg:x="1.4cm" svg:y="4.914cm" presentation:class="outline">
          <draw:text-box>
            <text:list text:style-name="L2">
              <text:list-item>
                <text:p>The problem that still prevails, in the user to user collaborative filtering with personality are:</text:p>
                <text:list>
                  <text:list-item>
                    <text:p>Cold start problem in the item.</text:p>
                  </text:list-item>
                  <text:list-item>
                    <text:p>Gray sheep problem</text:p>
                    <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79cm" svg:x="1.4cm" svg:y="4.914cm" presentation:class="outline">
          <draw:text-box>
            <text:list text:style-name="L2">
              <text:list-header>
                <text:p>Hence, with the study and finding from the project, it shows that personality of the user could be one of the crucial factor in computation of similar user in user to user collaborative filtering where similar user are computed only via user rating matrix.</text:p>
              </text:list-header>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Thank You </text:p>
          </draw:text-box>
        </draw:frame>
        <draw:frame presentation:style-name="pr5" draw:text-style-name="P1" draw:layer="layout" svg:width="25.199cm" svg:height="12.179cm" svg:x="1.4cm" svg:y="4.914cm" presentation:class="outline">
          <draw:text-box>
            <text:list text:style-name="L2">
              <text:list-header>
                <text:p text:style-name="P1">Question?</text:p>
              </text:list-header>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Gargi-1.2b" svg:font-family="Gargi-1.2b"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Gargi-1.2b" style:font-family-complex="Gargi-1.2b"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Gargi-1.2b" style:font-family-complex="Gargi-1.2b"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Gargi-1.2b" style:font-family-complex="Gargi-1.2b"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Gargi-1.2b" style:font-family-complex="Gargi-1.2b"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Gargi-1.2b" style:font-family-complex="Gargi-1.2b"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8T06:28:51.265985024</meta:creation-date>
    <dc:date>2017-08-02T08:30:59.416897497</dc:date>
    <meta:editing-duration>PT59M31S</meta:editing-duration>
    <meta:editing-cycles>13</meta:editing-cycles>
    <meta:generator>LibreOffice/5.3.3.2$Linux_X86_64 LibreOffice_project/30m0$Build-2</meta:generator>
    <meta:document-statistic meta:object-count="77"/>
  </office:meta>
</office:document-meta>
</file>